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2.136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498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3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font-style-asian="normal" style:font-weight-asian="bold" style:font-name-complex="Times New Roman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ff950e" fo:font-weight="bold" style:font-weight-asian="bold" style:font-weight-complex="bold"/>
    </style:style>
    <style:style style:name="ce6" style:family="table-cell" style:parent-style-name="Default">
      <style:text-properties fo:color="#0047ff"/>
    </style:style>
    <style:style style:name="ce7" style:family="table-cell" style:parent-style-name="Default">
      <style:text-properties fo:color="#00ae00" fo:font-weight="bold" style:font-weight-asian="bold" style:font-weight-complex="bold"/>
    </style:style>
    <style:style style:name="ce8" style:family="table-cell" style:parent-style-name="Default">
      <style:text-properties fo:color="#b847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0" table:default-cell-style-name="Default"/>
        <table:table-row table:style-name="ro1">
          <table:table-cell table:style-name="ce1" table:number-columns-repeated="2"/>
          <table:table-cell table:style-name="ce2" office:value-type="string">
            <text:p>Port</text:p>
          </table:table-cell>
          <table:table-cell table:style-name="ce2"/>
          <table:table-cell table:number-columns-repeated="2" table:style-name="ce1" office:value-type="string">
            <text:p>A/D</text:p>
          </table:table-cell>
          <table:table-cell table:style-name="ce1" office:value-type="string">
            <text:p>RS232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IIC</text:p>
          </table:table-cell>
          <table:table-cell table:style-name="ce1" office:value-type="string">
            <text:p>Comparator</text:p>
          </table:table-cell>
          <table:table-cell table:style-name="ce1" office:value-type="string">
            <text:p>Timer</text:p>
          </table:table-cell>
          <table:table-cell table:style-name="ce1" office:value-type="string">
            <text:p>PWM</text:p>
          </table:table-cell>
          <table:table-cell table:style-name="ce1" office:value-type="string">
            <text:p>Interrupt</text:p>
          </table:table-cell>
          <table:table-cell table:style-name="ce1" office:value-type="string">
            <text:p>Xtal</text:p>
          </table:table-cell>
          <table:table-cell table:style-name="ce1" office:value-type="string">
            <text:p>Osc</text:p>
          </table:table-cell>
          <table:table-cell table:style-name="ce1" office:value-type="string">
            <text:p>Programming</text:p>
          </table:table-cell>
          <table:table-cell table:style-name="ce1" office:value-type="string">
            <text:p>WakeUp</text:p>
          </table:table-cell>
          <table:table-cell table:style-name="ce1" office:value-type="string">
            <text:p>Clear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speed</text:p>
          </table:table-cell>
          <table:table-cell office:value-type="float" office:value="19">
            <text:p>19</text:p>
          </table:table-cell>
          <table:table-cell office:value-type="string">
            <text:p>Port A0 i/o</text:p>
          </table:table-cell>
          <table:table-cell office:value-type="string">
            <text:p>IR on change</text:p>
          </table:table-cell>
          <table:table-cell office:value-type="string">
            <text:p>AD0</text:p>
          </table:table-cell>
          <table:table-cell table:number-columns-repeated="4"/>
          <table:table-cell office:value-type="string">
            <text:p>C1 in+</text:p>
          </table:table-cell>
          <table:table-cell table:number-columns-repeated="5"/>
          <table:table-cell office:value-type="string">
            <text:p>ICSP DAT</text:p>
          </table:table-cell>
          <table:table-cell office:value-type="string">
            <text:p>ULP-WU</text:p>
          </table:table-cell>
          <table:table-cell table:number-columns-repeated="1007"/>
        </table:table-row>
        <table:table-row table:style-name="ro1">
          <table:table-cell office:value-type="string">
            <text:p>speed</text:p>
          </table:table-cell>
          <table:table-cell office:value-type="float" office:value="18">
            <text:p>18</text:p>
          </table:table-cell>
          <table:table-cell office:value-type="string">
            <text:p>Port A1 i/o</text:p>
          </table:table-cell>
          <table:table-cell office:value-type="string">
            <text:p>IR on change + S_Trig</text:p>
          </table:table-cell>
          <table:table-cell office:value-type="string">
            <text:p>AD1</text:p>
          </table:table-cell>
          <table:table-cell office:value-type="string">
            <text:p>Ekstern Vref</text:p>
          </table:table-cell>
          <table:table-cell table:number-columns-repeated="3"/>
          <table:table-cell office:value-type="string">
            <text:p>C1in-/C2in-</text:p>
          </table:table-cell>
          <table:table-cell table:number-columns-repeated="5"/>
          <table:table-cell office:value-type="string">
            <text:p>ICSP CLK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Port A2 i/o</text:p>
          </table:table-cell>
          <table:table-cell office:value-type="string">
            <text:p>IR on change</text:p>
          </table:table-cell>
          <table:table-cell office:value-type="string">
            <text:p>AD2</text:p>
          </table:table-cell>
          <table:table-cell table:number-columns-repeated="4"/>
          <table:table-cell office:value-type="string">
            <text:p>C1 out</text:p>
          </table:table-cell>
          <table:table-cell office:value-type="string">
            <text:p>T0 CKI</text:p>
          </table:table-cell>
          <table:table-cell/>
          <table:table-cell office:value-type="string">
            <text:p>Ekstern I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<text:s/>Port A3 i (not op)</text:p>
          </table:table-cell>
          <table:table-cell office:value-type="string">
            <text:p>IR on change</text:p>
          </table:table-cell>
          <table:table-cell table:number-columns-repeated="11"/>
          <table:table-cell office:value-type="string">
            <text:p>Vpp (prog V)</text:p>
          </table:table-cell>
          <table:table-cell/>
          <table:table-cell office:value-type="string">
            <text:p>MasterClear</text:p>
          </table:table-cell>
          <table:table-cell table:number-columns-repeated="1006"/>
        </table:table-row>
        <table:table-row table:style-name="ro1">
          <table:table-cell office:value-type="string">
            <text:p>an</text:p>
          </table:table-cell>
          <table:table-cell office:value-type="float" office:value="3">
            <text:p>3</text:p>
          </table:table-cell>
          <table:table-cell office:value-type="string">
            <text:p>Port A4 i/o</text:p>
          </table:table-cell>
          <table:table-cell office:value-type="string">
            <text:p>IR on change</text:p>
          </table:table-cell>
          <table:table-cell office:value-type="string">
            <text:p>AD3</text:p>
          </table:table-cell>
          <table:table-cell table:number-columns-repeated="5"/>
          <table:table-cell office:value-type="string">
            <text:p>T1 i/p (clear?)</text:p>
          </table:table-cell>
          <table:table-cell table:number-columns-repeated="2"/>
          <table:table-cell office:value-type="string">
            <text:p>Xtal</text:p>
          </table:table-cell>
          <table:table-cell office:value-type="string">
            <text:p>Clk/4 o/p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<text:s/>Port A5 i/o</text:p>
          </table:table-cell>
          <table:table-cell office:value-type="string">
            <text:p>IR on change</text:p>
          </table:table-cell>
          <table:table-cell table:number-columns-repeated="6"/>
          <table:table-cell office:value-type="string">
            <text:p>T1clk i/p</text:p>
          </table:table-cell>
          <table:table-cell table:number-columns-repeated="2"/>
          <table:table-cell office:value-type="string">
            <text:p>Xtal</text:p>
          </table:table-cell>
          <table:table-cell office:value-type="string">
            <text:p>Clk i/p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Port B4 i/o</text:p>
          </table:table-cell>
          <table:table-cell office:value-type="string">
            <text:p>IR on change</text:p>
          </table:table-cell>
          <table:table-cell office:value-type="string">
            <text:p>AN10</text:p>
          </table:table-cell>
          <table:table-cell table:number-columns-repeated="2"/>
          <table:table-cell office:value-type="string">
            <text:p>Data in</text:p>
          </table:table-cell>
          <table:table-cell office:value-type="string">
            <text:p>data i/o</text:p>
          </table:table-cell>
          <table:table-cell table:number-columns-repeated="1015"/>
        </table:table-row>
        <table:table-row table:style-name="ro1">
          <table:table-cell office:value-type="string">
            <text:p>com</text:p>
          </table:table-cell>
          <table:table-cell office:value-type="float" office:value="12">
            <text:p>12</text:p>
          </table:table-cell>
          <table:table-cell office:value-type="string">
            <text:p><text:s/>Port B5 i/o</text:p>
          </table:table-cell>
          <table:table-cell office:value-type="string">
            <text:p>IR on change</text:p>
          </table:table-cell>
          <table:table-cell office:value-type="string">
            <text:p>AN11</text:p>
          </table:table-cell>
          <table:table-cell/>
          <table:table-cell office:value-type="string">
            <text:p>Rx (/ Dt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Port B6 i/o</text:p>
          </table:table-cell>
          <table:table-cell office:value-type="string">
            <text:p>IR on change</text:p>
          </table:table-cell>
          <table:table-cell table:number-columns-repeated="3"/>
          <table:table-cell table:number-columns-repeated="2" office:value-type="string">
            <text:p>clk</text:p>
          </table:table-cell>
          <table:table-cell table:number-columns-repeated="1015"/>
        </table:table-row>
        <table:table-row table:style-name="ro1">
          <table:table-cell office:value-type="string">
            <text:p>com</text:p>
          </table:table-cell>
          <table:table-cell office:value-type="float" office:value="10">
            <text:p>10</text:p>
          </table:table-cell>
          <table:table-cell office:value-type="string">
            <text:p><text:s/>Port B7 i/o</text:p>
          </table:table-cell>
          <table:table-cell office:value-type="string">
            <text:p>IR on change</text:p>
          </table:table-cell>
          <table:table-cell table:number-columns-repeated="2"/>
          <table:table-cell office:value-type="string">
            <text:p>Tx (/Clk)</text:p>
          </table:table-cell>
          <table:table-cell table:number-columns-repeated="1017"/>
        </table:table-row>
        <table:table-row table:style-name="ro1"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Port C0 i/o</text:p>
          </table:table-cell>
          <table:table-cell office:value-type="string">
            <text:p>S_Trig</text:p>
          </table:table-cell>
          <table:table-cell office:value-type="string">
            <text:p>AD4</text:p>
          </table:table-cell>
          <table:table-cell table:number-columns-repeated="4"/>
          <table:table-cell office:value-type="string">
            <text:p>C2 in+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Port C1 i/o</text:p>
          </table:table-cell>
          <table:table-cell office:value-type="string">
            <text:p>S_Trig</text:p>
          </table:table-cell>
          <table:table-cell office:value-type="string">
            <text:p>AD5</text:p>
          </table:table-cell>
          <table:table-cell table:number-columns-repeated="4"/>
          <table:table-cell office:value-type="string">
            <text:p>C2 in-/ C1 in-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Port C2 i/o</text:p>
          </table:table-cell>
          <table:table-cell office:value-type="string">
            <text:p>S_Trig</text:p>
          </table:table-cell>
          <table:table-cell office:value-type="string">
            <text:p>AD6</text:p>
          </table:table-cell>
          <table:table-cell table:number-columns-repeated="6"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Port C3 i/o</text:p>
          </table:table-cell>
          <table:table-cell office:value-type="string">
            <text:p>S_Trig</text:p>
          </table:table-cell>
          <table:table-cell office:value-type="string">
            <text:p>AD7</text:p>
          </table:table-cell>
          <table:table-cell table:number-columns-repeated="6"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Port C4 i/o</text:p>
          </table:table-cell>
          <table:table-cell office:value-type="string">
            <text:p>S_Trig</text:p>
          </table:table-cell>
          <table:table-cell table:number-columns-repeated="5"/>
          <table:table-cell office:value-type="string">
            <text:p>C2 out</text:p>
          </table:table-cell>
          <table:table-cell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Port C5 i/o</text:p>
          </table:table-cell>
          <table:table-cell office:value-type="string">
            <text:p>S_Trig</text:p>
          </table:table-cell>
          <table:table-cell table:number-columns-repeated="5"/>
          <table:table-cell office:value-type="string">
            <text:p>Capture/compare</text:p>
          </table:table-cell>
          <table:table-cell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ort C6 i/o</text:p>
          </table:table-cell>
          <table:table-cell office:value-type="string">
            <text:p>S_Trig</text:p>
          </table:table-cell>
          <table:table-cell office:value-type="string">
            <text:p>AD8</text:p>
          </table:table-cell>
          <table:table-cell table:number-columns-repeated="2"/>
          <table:table-cell office:value-type="string">
            <text:p>SlaveSelect</text:p>
          </table:table-cell>
          <table:table-cell table:number-columns-repeated="1016"/>
        </table:table-row>
        <table:table-row table:style-name="ro1">
          <table:table-cell office:value-type="string">
            <text:p>switch</text:p>
          </table:table-cell>
          <table:table-cell office:value-type="float" office:value="9">
            <text:p>9</text:p>
          </table:table-cell>
          <table:table-cell office:value-type="string">
            <text:p>Port C7 i/o</text:p>
          </table:table-cell>
          <table:table-cell office:value-type="string">
            <text:p>S_Trig</text:p>
          </table:table-cell>
          <table:table-cell office:value-type="string">
            <text:p>AN9</text:p>
          </table:table-cell>
          <table:table-cell table:number-columns-repeated="2"/>
          <table:table-cell office:value-type="string">
            <text:p>Data out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ce4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1" table:number-columns-repeated="1020" table:default-cell-style-name="Default"/>
        <table:table-row table:style-name="ro1">
          <table:table-cell table:style-name="ce1" table:number-columns-repeated="2"/>
          <table:table-cell table:style-name="ce2" office:value-type="string">
            <text:p>Port</text:p>
          </table:table-cell>
          <table:table-cell table:style-name="ce2"/>
          <table:table-cell table:number-columns-repeated="2" table:style-name="ce1" office:value-type="string">
            <text:p>A/D</text:p>
          </table:table-cell>
          <table:table-cell table:style-name="ce1" office:value-type="string">
            <text:p>RS232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IIC</text:p>
          </table:table-cell>
          <table:table-cell table:style-name="ce1" office:value-type="string">
            <text:p>Comparator</text:p>
          </table:table-cell>
          <table:table-cell table:style-name="ce1" office:value-type="string">
            <text:p>Timer</text:p>
          </table:table-cell>
          <table:table-cell table:style-name="ce1" office:value-type="string">
            <text:p>PWM</text:p>
          </table:table-cell>
          <table:table-cell table:style-name="ce1" office:value-type="string">
            <text:p>Interrupt</text:p>
          </table:table-cell>
          <table:table-cell table:style-name="ce1" office:value-type="string">
            <text:p>Xtal</text:p>
          </table:table-cell>
          <table:table-cell table:style-name="ce1" office:value-type="string">
            <text:p>Osc</text:p>
          </table:table-cell>
          <table:table-cell table:style-name="ce1" office:value-type="string">
            <text:p>Programming</text:p>
          </table:table-cell>
          <table:table-cell table:style-name="ce1" office:value-type="string">
            <text:p>WakeUp</text:p>
          </table:table-cell>
          <table:table-cell table:style-name="ce1" office:value-type="string">
            <text:p>Clear</text:p>
          </table:table-cell>
          <table:table-cell table:style-name="ce1" table:number-columns-repeated="100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FEIL</text:p>
          </table:table-cell>
          <table:table-cell office:value-type="float" office:value="2">
            <text:p>2</text:p>
          </table:table-cell>
          <table:table-cell office:value-type="string">
            <text:p><text:s/>Port A5 i/o</text:p>
          </table:table-cell>
          <table:table-cell office:value-type="string">
            <text:p>IR on change</text:p>
          </table:table-cell>
          <table:table-cell table:number-columns-repeated="6"/>
          <table:table-cell office:value-type="string">
            <text:p>T1clk i/p</text:p>
          </table:table-cell>
          <table:table-cell table:number-columns-repeated="2"/>
          <table:table-cell office:value-type="string">
            <text:p>Xtal</text:p>
          </table:table-cell>
          <table:table-cell office:value-type="string">
            <text:p>Clk i/p</text:p>
          </table:table-cell>
          <table:table-cell table:number-columns-repeated="1009"/>
        </table:table-row>
        <table:table-row table:style-name="ro1">
          <table:table-cell office:value-type="string">
            <text:p>AD3</text:p>
          </table:table-cell>
          <table:table-cell office:value-type="float" office:value="3">
            <text:p>3</text:p>
          </table:table-cell>
          <table:table-cell office:value-type="string">
            <text:p>Port A4 i/o</text:p>
          </table:table-cell>
          <table:table-cell office:value-type="string">
            <text:p>IR on change</text:p>
          </table:table-cell>
          <table:table-cell office:value-type="string">
            <text:p>AD3</text:p>
          </table:table-cell>
          <table:table-cell table:number-columns-repeated="5"/>
          <table:table-cell office:value-type="string">
            <text:p>T1 i/p (clear?)</text:p>
          </table:table-cell>
          <table:table-cell table:number-columns-repeated="2"/>
          <table:table-cell office:value-type="string">
            <text:p>Xtal</text:p>
          </table:table-cell>
          <table:table-cell office:value-type="string">
            <text:p>Clk/4 o/p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AD-TRIGG</text:p>
          </table:table-cell>
          <table:table-cell office:value-type="float" office:value="4">
            <text:p>4</text:p>
          </table:table-cell>
          <table:table-cell office:value-type="string">
            <text:p><text:s/>Port A3 i (not op)</text:p>
          </table:table-cell>
          <table:table-cell office:value-type="string">
            <text:p>IR on change</text:p>
          </table:table-cell>
          <table:table-cell table:number-columns-repeated="11"/>
          <table:table-cell office:value-type="string">
            <text:p>Vpp (prog V)</text:p>
          </table:table-cell>
          <table:table-cell/>
          <table:table-cell office:value-type="string">
            <text:p>MasterClear</text:p>
          </table:table-cell>
          <table:table-cell table:number-columns-repeated="1006"/>
        </table:table-row>
        <table:table-row table:style-name="ro1">
          <table:table-cell table:style-name="ce6" office:value-type="string">
            <text:p>OPP</text:p>
          </table:table-cell>
          <table:table-cell office:value-type="float" office:value="5">
            <text:p>5</text:p>
          </table:table-cell>
          <table:table-cell office:value-type="string">
            <text:p>Port C5 i/o</text:p>
          </table:table-cell>
          <table:table-cell office:value-type="string">
            <text:p>S_Trig</text:p>
          </table:table-cell>
          <table:table-cell table:number-columns-repeated="5"/>
          <table:table-cell office:value-type="string">
            <text:p>Capture/compare</text:p>
          </table:table-cell>
          <table:table-cell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NED</text:p>
          </table:table-cell>
          <table:table-cell office:value-type="float" office:value="6">
            <text:p>6</text:p>
          </table:table-cell>
          <table:table-cell office:value-type="string">
            <text:p>Port C4 i/o</text:p>
          </table:table-cell>
          <table:table-cell office:value-type="string">
            <text:p>S_Trig</text:p>
          </table:table-cell>
          <table:table-cell table:number-columns-repeated="5"/>
          <table:table-cell office:value-type="string">
            <text:p>C2 out</text:p>
          </table:table-cell>
          <table:table-cell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 office:value-type="string">
            <text:p>AD7</text:p>
          </table:table-cell>
          <table:table-cell office:value-type="float" office:value="7">
            <text:p>7</text:p>
          </table:table-cell>
          <table:table-cell office:value-type="string">
            <text:p>Port C3 i/o</text:p>
          </table:table-cell>
          <table:table-cell office:value-type="string">
            <text:p>S_Trig</text:p>
          </table:table-cell>
          <table:table-cell office:value-type="string">
            <text:p>AD7</text:p>
          </table:table-cell>
          <table:table-cell table:number-columns-repeated="6"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 table:style-name="ce7" office:value-type="string">
            <text:p>SPI_Sla</text:p>
          </table:table-cell>
          <table:table-cell office:value-type="float" office:value="8">
            <text:p>8</text:p>
          </table:table-cell>
          <table:table-cell office:value-type="string">
            <text:p>Port C6 i/o</text:p>
          </table:table-cell>
          <table:table-cell office:value-type="string">
            <text:p>S_Trig</text:p>
          </table:table-cell>
          <table:table-cell office:value-type="string">
            <text:p>AD8</text:p>
          </table:table-cell>
          <table:table-cell table:number-columns-repeated="2"/>
          <table:table-cell office:value-type="string">
            <text:p>SlaveSelect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SPI_Dut</text:p>
          </table:table-cell>
          <table:table-cell office:value-type="float" office:value="9">
            <text:p>9</text:p>
          </table:table-cell>
          <table:table-cell office:value-type="string">
            <text:p>Port C7 i/o</text:p>
          </table:table-cell>
          <table:table-cell office:value-type="string">
            <text:p>S_Trig</text:p>
          </table:table-cell>
          <table:table-cell office:value-type="string">
            <text:p>AN9</text:p>
          </table:table-cell>
          <table:table-cell table:number-columns-repeated="2"/>
          <table:table-cell office:value-type="string">
            <text:p>Data out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xx</text:p>
          </table:table-cell>
          <table:table-cell office:value-type="float" office:value="10">
            <text:p>10</text:p>
          </table:table-cell>
          <table:table-cell office:value-type="string">
            <text:p><text:s/>Port B7 i/o</text:p>
          </table:table-cell>
          <table:table-cell office:value-type="string">
            <text:p>IR on change</text:p>
          </table:table-cell>
          <table:table-cell table:number-columns-repeated="2"/>
          <table:table-cell office:value-type="string">
            <text:p>Tx (/Clk)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7" office:value-type="string">
            <text:p>SPI_Clk</text:p>
          </table:table-cell>
          <table:table-cell office:value-type="float" office:value="11">
            <text:p>11</text:p>
          </table:table-cell>
          <table:table-cell office:value-type="string">
            <text:p>Port B6 i/o</text:p>
          </table:table-cell>
          <table:table-cell office:value-type="string">
            <text:p>IR on change</text:p>
          </table:table-cell>
          <table:table-cell table:number-columns-repeated="3"/>
          <table:table-cell table:number-columns-repeated="2" office:value-type="string">
            <text:p>clk</text:p>
          </table:table-cell>
          <table:table-cell table:number-columns-repeated="1015"/>
        </table:table-row>
        <table:table-row table:style-name="ro1">
          <table:table-cell table:style-name="ce8" office:value-type="string">
            <text:p>xx</text:p>
          </table:table-cell>
          <table:table-cell office:value-type="float" office:value="12">
            <text:p>12</text:p>
          </table:table-cell>
          <table:table-cell office:value-type="string">
            <text:p><text:s/>Port B5 i/o</text:p>
          </table:table-cell>
          <table:table-cell office:value-type="string">
            <text:p>IR on change</text:p>
          </table:table-cell>
          <table:table-cell office:value-type="string">
            <text:p>AD11</text:p>
          </table:table-cell>
          <table:table-cell/>
          <table:table-cell office:value-type="string">
            <text:p>Rx (/ Dt)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SPI_Din</text:p>
          </table:table-cell>
          <table:table-cell office:value-type="float" office:value="13">
            <text:p>13</text:p>
          </table:table-cell>
          <table:table-cell office:value-type="string">
            <text:p>Port B4 i/o</text:p>
          </table:table-cell>
          <table:table-cell office:value-type="string">
            <text:p>IR on change</text:p>
          </table:table-cell>
          <table:table-cell office:value-type="string">
            <text:p>AD10</text:p>
          </table:table-cell>
          <table:table-cell table:number-columns-repeated="2"/>
          <table:table-cell office:value-type="string">
            <text:p>Data in</text:p>
          </table:table-cell>
          <table:table-cell office:value-type="string">
            <text:p>data i/o</text:p>
          </table:table-cell>
          <table:table-cell table:number-columns-repeated="1015"/>
        </table:table-row>
        <table:table-row table:style-name="ro1">
          <table:table-cell office:value-type="string">
            <text:p>AD6</text:p>
          </table:table-cell>
          <table:table-cell office:value-type="float" office:value="14">
            <text:p>14</text:p>
          </table:table-cell>
          <table:table-cell office:value-type="string">
            <text:p>Port C2 i/o</text:p>
          </table:table-cell>
          <table:table-cell office:value-type="string">
            <text:p>S_Trig</text:p>
          </table:table-cell>
          <table:table-cell office:value-type="string">
            <text:p>AD6</text:p>
          </table:table-cell>
          <table:table-cell table:number-columns-repeated="6"/>
          <table:table-cell office:value-type="string">
            <text:p>out</text:p>
          </table:table-cell>
          <table:table-cell table:number-columns-repeated="1012"/>
        </table:table-row>
        <table:table-row table:style-name="ro1">
          <table:table-cell office:value-type="string">
            <text:p>AD5</text:p>
          </table:table-cell>
          <table:table-cell office:value-type="float" office:value="15">
            <text:p>15</text:p>
          </table:table-cell>
          <table:table-cell office:value-type="string">
            <text:p>Port C1 i/o</text:p>
          </table:table-cell>
          <table:table-cell office:value-type="string">
            <text:p>S_Trig</text:p>
          </table:table-cell>
          <table:table-cell office:value-type="string">
            <text:p>AD5</text:p>
          </table:table-cell>
          <table:table-cell table:number-columns-repeated="4"/>
          <table:table-cell office:value-type="string">
            <text:p>C2 in-/ C1 in-</text:p>
          </table:table-cell>
          <table:table-cell table:number-columns-repeated="1014"/>
        </table:table-row>
        <table:table-row table:style-name="ro1">
          <table:table-cell office:value-type="string">
            <text:p>AD4</text:p>
          </table:table-cell>
          <table:table-cell office:value-type="float" office:value="16">
            <text:p>16</text:p>
          </table:table-cell>
          <table:table-cell office:value-type="string">
            <text:p>Port C0 i/o</text:p>
          </table:table-cell>
          <table:table-cell office:value-type="string">
            <text:p>S_Trig</text:p>
          </table:table-cell>
          <table:table-cell office:value-type="string">
            <text:p>AD4</text:p>
          </table:table-cell>
          <table:table-cell table:number-columns-repeated="4"/>
          <table:table-cell office:value-type="string">
            <text:p>C2 in+</text:p>
          </table:table-cell>
          <table:table-cell table:number-columns-repeated="1014"/>
        </table:table-row>
        <table:table-row table:style-name="ro1">
          <table:table-cell office:value-type="string">
            <text:p>AD2</text:p>
          </table:table-cell>
          <table:table-cell office:value-type="float" office:value="17">
            <text:p>17</text:p>
          </table:table-cell>
          <table:table-cell office:value-type="string">
            <text:p>Port A2 i/o</text:p>
          </table:table-cell>
          <table:table-cell office:value-type="string">
            <text:p>IR on change</text:p>
          </table:table-cell>
          <table:table-cell office:value-type="string">
            <text:p>AD2</text:p>
          </table:table-cell>
          <table:table-cell table:number-columns-repeated="4"/>
          <table:table-cell office:value-type="string">
            <text:p>C1 out</text:p>
          </table:table-cell>
          <table:table-cell office:value-type="string">
            <text:p>T0 CKI</text:p>
          </table:table-cell>
          <table:table-cell/>
          <table:table-cell office:value-type="string">
            <text:p>Ekstern IR</text:p>
          </table:table-cell>
          <table:table-cell table:number-columns-repeated="1011"/>
        </table:table-row>
        <table:table-row table:style-name="ro1">
          <table:table-cell office:value-type="string">
            <text:p>AD1</text:p>
          </table:table-cell>
          <table:table-cell office:value-type="float" office:value="18">
            <text:p>18</text:p>
          </table:table-cell>
          <table:table-cell office:value-type="string">
            <text:p>Port A1 i/o</text:p>
          </table:table-cell>
          <table:table-cell office:value-type="string">
            <text:p>IR on change + S_Trig</text:p>
          </table:table-cell>
          <table:table-cell office:value-type="string">
            <text:p>AD1</text:p>
          </table:table-cell>
          <table:table-cell office:value-type="string">
            <text:p>Ekstern Vref</text:p>
          </table:table-cell>
          <table:table-cell table:number-columns-repeated="3"/>
          <table:table-cell office:value-type="string">
            <text:p>C1in-/C2in-</text:p>
          </table:table-cell>
          <table:table-cell table:number-columns-repeated="5"/>
          <table:table-cell office:value-type="string">
            <text:p>ICSP CLK</text:p>
          </table:table-cell>
          <table:table-cell table:number-columns-repeated="1008"/>
        </table:table-row>
        <table:table-row table:style-name="ro1">
          <table:table-cell office:value-type="string">
            <text:p>AD0</text:p>
          </table:table-cell>
          <table:table-cell office:value-type="float" office:value="19">
            <text:p>19</text:p>
          </table:table-cell>
          <table:table-cell office:value-type="string">
            <text:p>Port A0 i/o</text:p>
          </table:table-cell>
          <table:table-cell office:value-type="string">
            <text:p>IR on change</text:p>
          </table:table-cell>
          <table:table-cell office:value-type="string">
            <text:p>AD0</text:p>
          </table:table-cell>
          <table:table-cell table:number-columns-repeated="4"/>
          <table:table-cell office:value-type="string">
            <text:p>C1 in+</text:p>
          </table:table-cell>
          <table:table-cell table:number-columns-repeated="5"/>
          <table:table-cell office:value-type="string">
            <text:p>ICSP DAT</text:p>
          </table:table-cell>
          <table:table-cell office:value-type="string">
            <text:p>ULP-WU</text:p>
          </table:table-cell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4"/>
          <table:table-cell table:number-columns-repeated="1017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2.10.2016</text:date>, <text:time>23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56M30S</meta:editing-duration>
    <meta:editing-cycles>11</meta:editing-cycles>
    <meta:generator>OpenOffice/4.1.2$Win32 OpenOffice.org_project/412m3$Build-9782</meta:generator>
    <dc:date>2016-10-02T23:07:44.17</dc:date>
    <meta:document-statistic meta:table-count="3" meta:cell-count="256" meta:object-count="0"/>
    <meta:user-defined meta:name="Info 1"/>
    <meta:user-defined meta:name="Info 2"/>
    <meta:user-defined meta:name="Info 3"/>
    <meta:user-defined meta:name="Info 4"/>
  </office:meta>
</office:document-meta>
</file>